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a906" officeooo:paragraph-rsid="001fa906" style:font-size-asian="12.25pt" style:font-size-complex="14pt"/>
    </style:style>
    <style:style style:name="P2" style:family="paragraph" style:parent-style-name="Standard">
      <style:paragraph-properties>
        <style:tab-stops>
          <style:tab-stop style:position="4.4272in"/>
        </style:tab-stops>
      </style:paragraph-properties>
      <style:text-properties fo:font-size="16pt" officeooo:rsid="001fa906" officeooo:paragraph-rsid="001fa906" style:font-size-asian="16pt" style:font-size-complex="16pt"/>
    </style:style>
    <style:style style:name="P3" style:family="paragraph" style:parent-style-name="Standard">
      <style:text-properties fo:color="#ff0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ff0000" loext:opacity="100%" fo:font-size="14pt" fo:font-style="italic" officeooo:rsid="001fa906" officeooo:paragraph-rsid="00203e3a" style:font-size-asian="14pt" style:font-style-asian="italic" style:font-size-complex="14pt" style:font-style-complex="italic"/>
    </style:style>
    <style:style style:name="P5" style:family="paragraph" style:parent-style-name="Standard">
      <style:text-properties fo:color="#ff0000" loext:opacity="100%" fo:font-size="14pt" fo:font-style="italic" officeooo:rsid="00203e3a" officeooo:paragraph-rsid="00203e3a" style:font-size-asian="14pt" style:font-style-asian="italic" style:font-size-complex="14pt" style:font-style-complex="italic"/>
    </style:style>
    <style:style style:name="P6" style:family="paragraph" style:parent-style-name="Standard">
      <style:text-properties fo:color="#ff0000" loext:opacity="100%" fo:font-size="12pt" fo:font-style="italic" officeooo:rsid="001fa906" officeooo:paragraph-rsid="001fa906" style:font-size-asian="12pt" style:font-style-asian="italic" style:font-size-complex="12pt" style:font-style-complex="italic"/>
    </style:style>
    <style:style style:name="P7" style:family="paragraph" style:parent-style-name="Standard">
      <style:text-properties fo:color="#342a06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8" style:family="paragraph" style:parent-style-name="Standard">
      <style:text-properties fo:color="#ff4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9" style:family="paragraph" style:parent-style-name="Standard">
      <style:text-properties fo:color="#f10d0c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T1" style:family="text">
      <style:text-properties fo:color="#342a06" loext:opacity="100%"/>
    </style:style>
    <style:style style:name="T2" style:family="text">
      <style:text-properties fo:color="#342a06" loext:opacity="100%" fo:font-weight="bold" style:font-weight-asian="bold" style:font-weight-complex="bold"/>
    </style:style>
    <style:style style:name="T3" style:family="text">
      <style:text-properties fo:color="#342a06" loext:opacity="100%" fo:font-size="14pt" style:font-size-asian="14pt" style:font-size-complex="14pt"/>
    </style:style>
    <style:style style:name="T4" style:family="text">
      <style:text-properties fo:color="#342a06" loext:opacity="100%" fo:background-color="#ffff00" loext:char-shading-value="0"/>
    </style:style>
    <style:style style:name="T5" style:family="text">
      <style:text-properties fo:color="#342a06" loext:opacity="100%" officeooo:rsid="00203e3a" fo:background-color="#ffff00" loext:char-shading-value="0"/>
    </style:style>
    <style:style style:name="T6" style:family="text">
      <style:text-properties fo:color="#342a06" loext:opacity="100%" officeooo:rsid="00203e3a"/>
    </style:style>
    <style:style style:name="T7" style:family="text">
      <style:text-properties fo:color="#f10d0c" loext:opacity="100%"/>
    </style:style>
    <style:style style:name="T8" style:family="text">
      <style:text-properties officeooo:rsid="00203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V CART 1 CHECKLIST: <text:s text:c="37"/>Name:</text:p>
      <text:p text:style-name="P2"/>
      <text:p text:style-name="P1"><text:s text:c="97"/>Date: </text:p>
      <text:p text:style-name="P1"/>
      <text:p text:style-name="P1"><text:span text:style-name="T8">CLOSING</text:span> <text:span text:style-name="T8">procedures starts 30 min before the end of your shift.</text:span></text:p>
      <text:p text:style-name="P1"/>
      <text:p text:style-name="P8">D<text:span text:style-name="T7">O NOT leave your drawer or POS handheld unattended on the cart at any moment. </text:span></text:p>
      <text:p text:style-name="P9"/>
      <text:p text:style-name="P9">Remember to always ask Guests for their ID’s if they look under 30 before you serve them alcohol. </text:p>
      <text:p text:style-name="P9"/>
      <text:p text:style-name="P9">Report to management abnormal activities on to course ASAP such as: guests having their on alcohol, odd behavior etc (write down their cart number) <text:s text:c="2"/></text:p>
      <text:p text:style-name="P9"/>
      <text:p text:style-name="P9">You have the right to refuse serving alcohol a guest that looks intoxicated.</text:p>
      <text:p text:style-name="P9"/>
      <text:p text:style-name="P9">Help the person inside to put away merchandise on the delivery day </text:p>
      <text:p text:style-name="P3"><text:span text:style-name="T2"/></text:p>
      <text:p text:style-name="P3"><text:span text:style-name="T2">___</text:span><text:span text:style-name="T1"> </text:span><text:span text:style-name="T6">Check bathrooms and mark it on the bathroom sheet (toilet paper, paper towel, soap, empty trash cans if need it) </text:span><text:span text:style-name="T1"><text:s text:c="5"/></text:span></text:p>
      <text:p text:style-name="P3"><text:span text:style-name="T1">___ </text:span><text:span text:style-name="T6">Take ALL trash to maintenance</text:span></text:p>
      <text:p text:style-name="P3"><text:span text:style-name="T1">___ </text:span><text:span text:style-name="T6">Take all food products</text:span></text:p>
      <text:p text:style-name="P5"><text:span text:style-name="T6">_</text:span><text:span text:style-name="T1">__ Ring up hot dogs under waste if you did not sell them and throw it away. </text:span></text:p>
      <text:p text:style-name="P3"><text:span text:style-name="T1">___Clean and wash cart by the drain area (spray the tires, sides, seats, floor). Make sure the trash can on the back its emptied and rinsed out. </text:span><text:span text:style-name="T6">Use Simple Green </text:span></text:p>
      <text:p text:style-name="P3"><text:span text:style-name="T1">___Towel dry the cart.</text:span></text:p>
      <text:p text:style-name="P3"><text:span text:style-name="T1">___</text:span><text:span text:style-name="T6">Wipe out the inside of the ice machine with a wet towel </text:span></text:p>
      <text:p text:style-name="P3"><text:span text:style-name="T1">___Stock your cart </text:span><text:span text:style-name="T6">accordingly with the inventory sheet. NO EXTRA </text:span></text:p>
      <text:p text:style-name="P3"><text:span text:style-name="T1">___</text:span><text:span text:style-name="T6">Let the closer know you are done with your side work to come out to check your cart before you park it. </text:span></text:p>
      <text:p text:style-name="P3"><text:span text:style-name="T1">___</text:span><text:span text:style-name="T6">Park the cart in the cart barn and put the key inside </text:span></text:p>
      <text:p text:style-name="P5"><text:span text:style-name="T6">_</text:span><text:span text:style-name="T1">__Fill out your inventory sheet </text:span></text:p>
      <text:p text:style-name="P4"><text:span text:style-name="T1">___</text:span><text:span text:style-name="T6">Count your drawer and have the closer to double count it.Put your deposits in the envelope together with the inventory sheet and the sales report.</text:span></text:p>
      <text:p text:style-name="P4"><text:span text:style-name="T6">___Make sure your drawer its $150! If its over, put the remaining in an envelope in the safe(top part) and notify your manager. </text:span></text:p>
      <text:p text:style-name="P3"><text:span text:style-name="T1">___ </text:span><text:span text:style-name="T6">Place the money from your drawer ($150) in the safe (not in a bag)</text:span></text:p>
      <text:p text:style-name="P3"><text:span text:style-name="T1">___ </text:span><text:span text:style-name="T6">Make sure to check with the closer if there is any assign side works to be done before you leave.</text:span></text:p>
      <text:p text:style-name="P5"><text:span text:style-name="T6">_</text:span><text:span text:style-name="T1">__Put your POS handheld to charge and CLOCK OUT </text:span></text:p>
      <text:p text:style-name="P3"><text:span text:style-name="T1">___</text:span><text:span text:style-name="T5">Send photo with the checklist to Tina(310-592-6059)</text:span></text:p>
      <text:p text:style-name="P6"><text:span text:style-name="T1"><text:s text:c="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9:48:32.297709116</meta:creation-date>
    <meta:print-date>2023-09-13T22:20:14.167488989</meta:print-date>
    <dc:date>2023-09-13T22:20:23.776643792</dc:date>
    <meta:editing-duration>PT2H31M52S</meta:editing-duration>
    <meta:editing-cycles>2</meta:editing-cycles>
    <meta:generator>LibreOffice/7.5.6.2$MacOSX_X86_64 LibreOffice_project/f654817fb68d6d4600d7d2f6b647e47729f55f15</meta:generator>
    <meta:document-statistic meta:table-count="0" meta:image-count="0" meta:object-count="0" meta:page-count="1" meta:paragraph-count="26" meta:word-count="343" meta:character-count="2036" meta:non-whitespace-character-count="1540"/>
  </office:meta>
</office:document-meta>
</file>